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313113A62AB512881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371cm" svg:height="22.848cm" draw:z-index="0"><draw:image xlink:href="Pictures/100000010000042200000313113A62AB512881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48:47.419188348</meta:creation-date>
    <dc:date>2023-10-22T12:49:39.735737475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